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c5000b" draw:marker-start-width="0.66cm" draw:marker-end-width="0.66cm" draw:fill-color="#ffccff" draw:textarea-horizontal-align="right" draw:textarea-vertical-align="bottom" draw:auto-grow-height="false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314004" draw:marker-start-width="0.66cm" draw:marker-end-width="0.66cm" draw:fill-color="#ccffcc" draw:textarea-horizontal-align="left" draw:textarea-vertical-align="bottom" draw:auto-grow-height="false" fo:padding-top="0.201cm" fo:padding-bottom="0.201cm" fo:padding-left="0.326cm" fo:padding-right="0.326cm" draw:shadow-offset-x="0.203cm" draw:shadow-offset-y="0.203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draw:shadow="visible" draw:shadow-offset-x="0.254cm" draw:shadow-offset-y="0.254cm"/>
    </style:style>
    <style:style style:name="gr7" style:family="graphic" style:parent-style-name="standard">
      <style:graphic-properties draw:stroke="dash" draw:stroke-dash="Fine_20_Dashed" svg:stroke-color="#c5000b" draw:fill="none" draw:textarea-horizontal-align="left" draw:textarea-vertical-align="top" draw:auto-grow-height="false"/>
    </style:style>
    <style:style style:name="gr8" style:family="graphic" style:parent-style-name="standard">
      <style:graphic-properties draw:stroke="dash" draw:stroke-dash="Fine_20_Dashed" svg:stroke-color="#c5000b" draw:fill="none" draw:textarea-horizontal-align="right" draw:textarea-vertical-align="bottom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color="#ffff00" fo:text-shadow="1pt 1pt" fo:font-weight="bold" style:font-weight-asian="bold" style:font-weight-complex="bold"/>
    </style:style>
    <style:style style:name="P7" style:family="paragraph">
      <style:paragraph-properties fo:text-align="center"/>
      <style:text-properties fo:color="#cc3300" fo:font-size="11pt" style:font-size-asian="11pt" style:font-size-complex="11pt"/>
    </style:style>
    <style:style style:name="P8" style:family="paragraph">
      <style:paragraph-properties fo:text-align="center"/>
      <style:text-properties fo:color="#cc0000" fo:font-size="11pt" style:font-size-asian="11pt" style:font-size-complex="11pt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ff00" fo:text-shadow="1pt 1pt" fo:font-weight="bold" style:font-weight-asian="bold" style:font-weight-complex="bold"/>
    </style:style>
    <style:style style:name="T5" style:family="text">
      <style:text-properties fo:color="#cc3300" fo:font-size="11pt" style:font-size-asian="11pt" style:font-size-complex="11pt"/>
    </style:style>
    <style:style style:name="T6" style:family="text">
      <style:text-properties fo:color="#cc0000" fo:font-size="11pt" style:font-size-asian="11pt" style:font-size-complex="11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382cm" svg:height="7.62cm" draw:transform="skewX (0.00872664625997165) translate (20.244cm 7.477cm)">
          <text:p text:style-name="P1"><text:span text:style-name="T1">Time series analys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6.637cm" svg:height="15.24cm" svg:x="1.635cm" svg:y="1.254cm">
          <text:p text:style-name="P1"><text:span text:style-name="T1">Greens function compu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13" draw:id="id13">
          <draw:custom-shape draw:style-name="gr3" draw:text-style-name="P3" xml:id="id7" draw:id="id7" draw:layer="layout" svg:width="4.064cm" svg:height="1.778cm" svg:x="2.614cm" svg:y="10.098cm">
            <text:p text:style-name="P3"><text:span text:style-name="T2">STATIC1D </text:span></text:p>
            <text:p text:style-name="P3"><text:span text:style-name="T2">for observation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xml:id="id8" draw:id="id8" draw:layer="layout" svg:width="4.064cm" svg:height="1.778cm" svg:x="13.361cm" svg:y="10.094cm">
            <text:p text:style-name="P3"><text:span text:style-name="T2">VISCO1D </text:span></text:p>
            <text:p text:style-name="P3"><text:span text:style-name="T2">for observation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715cm" svg:height="3.048cm" svg:x="6.842cm" svg:y="12.4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xml:id="id1" draw:id="id1" draw:layer="layout" svg:width="4.64cm" svg:height="0.73cm" svg:x="7.404cm" svg:y="12.816cm">
            <text:p text:style-name="P3"><text:span text:style-name="T2">Synthesize G matrix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xml:id="id2" draw:id="id2" draw:layer="layout" svg:width="4.64cm" svg:height="0.625cm" svg:x="7.406cm" svg:y="14.318cm">
            <text:p text:style-name="P3"><text:span text:style-name="T2">Synthesize dG matrix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5" draw:text-style-name="P4" draw:layer="layout" draw:type="line" svg:x1="9.724cm" svg:y1="13.546cm" svg:x2="9.726cm" svg:y2="14.318cm" draw:start-shape="id1" draw:start-glue-point="6" draw:end-shape="id2" draw:end-glue-point="4" svg:d="M9724 13546l2 772" svg:viewBox="0 0 3 773">
            <text:p/>
          </draw:connector>
        </draw:g>
        <draw:custom-shape draw:style-name="gr3" draw:text-style-name="P5" xml:id="id10" draw:id="id10" draw:layer="layout" svg:width="6.985cm" svg:height="1.778cm" svg:x="14.011cm" svg:y="18.064cm">
          <text:p text:style-name="P5"><text:span text:style-name="T3">In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1" draw:id="id11" draw:layer="layout" svg:width="4.699cm" svg:height="1.27cm" svg:x="21.911cm" svg:y="9.061cm">
          <text:p text:style-name="P3"><text:span text:style-name="T2">Time series analys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9" draw:id="id9" draw:layer="layout" svg:width="7.239cm" svg:height="1.778cm" svg:x="20.685cm" svg:y="11.541cm">
          <text:p text:style-name="P3"><text:span text:style-name="T2">Observed co- &amp; </text:span></text:p>
          <text:p text:style-name="P3"><text:span text:style-name="T2">Postseismic displacement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svg:x1="9.427cm" svg:y1="3.221cm" svg:x2="6.674cm" svg:y2="4.185cm" draw:start-shape="id3" draw:start-glue-point="7" draw:end-shape="id4" draw:end-glue-point="7" svg:d="M9427 3221v964h-2753" svg:viewBox="0 0 2754 965">
          <text:p/>
        </draw:connector>
        <draw:connector draw:style-name="gr5" draw:text-style-name="P4" draw:layer="layout" svg:x1="9.427cm" svg:y1="3.221cm" svg:x2="13.359cm" svg:y2="4.183cm" draw:start-shape="id3" draw:start-glue-point="7" draw:end-shape="id5" svg:d="M9427 3221v962h3932" svg:viewBox="0 0 3933 963">
          <text:p/>
        </draw:connector>
        <draw:connector draw:style-name="gr5" draw:text-style-name="P4" draw:layer="layout" svg:x1="9.196cm" svg:y1="8.708cm" svg:x2="6.678cm" svg:y2="10.987cm" draw:start-shape="id6" draw:start-glue-point="7" draw:end-shape="id7" draw:end-glue-point="7" svg:d="M9196 8708v2279h-2518" svg:viewBox="0 0 2519 2280">
          <text:p/>
        </draw:connector>
        <draw:connector draw:style-name="gr5" draw:text-style-name="P4" draw:layer="layout" svg:x1="9.611cm" svg:y1="8.708cm" svg:x2="13.361cm" svg:y2="10.983cm" draw:start-shape="id6" draw:start-glue-point="8" draw:end-shape="id8" draw:end-glue-point="5" svg:d="M9611 8708v2275h3750" svg:viewBox="0 0 3751 2276">
          <text:p/>
        </draw:connector>
        <draw:connector draw:style-name="gr5" draw:text-style-name="P4" draw:layer="layout" draw:type="line" svg:x1="4.646cm" svg:y1="11.876cm" svg:x2="9.724cm" svg:y2="12.816cm" draw:start-shape="id7" draw:start-glue-point="6" draw:end-shape="id1" draw:end-glue-point="4" svg:d="M4646 11876l5078 940" svg:viewBox="0 0 5079 941">
          <text:p/>
        </draw:connector>
        <draw:connector draw:style-name="gr5" draw:text-style-name="P4" draw:layer="layout" draw:type="line" svg:x1="15.393cm" svg:y1="11.872cm" svg:x2="9.724cm" svg:y2="12.816cm" draw:start-shape="id8" draw:start-glue-point="6" draw:end-shape="id1" draw:end-glue-point="4" svg:d="M15393 11872l-5669 944" svg:viewBox="0 0 5670 945">
          <text:p/>
        </draw:connector>
        <draw:connector draw:style-name="gr5" draw:text-style-name="P4" draw:layer="layout" draw:type="line" svg:x1="23.4cm" svg:y1="13.319cm" svg:x2="17.504cm" svg:y2="18.064cm" draw:start-shape="id9" draw:start-glue-point="7" draw:end-shape="id10" draw:end-glue-point="4" svg:d="M23400 13319l-5896 4745" svg:viewBox="0 0 5897 4746">
          <text:p/>
        </draw:connector>
        <draw:connector draw:style-name="gr5" draw:text-style-name="P4" draw:layer="layout" draw:type="line" svg:x1="24.261cm" svg:y1="10.331cm" svg:x2="24.304cm" svg:y2="11.541cm" draw:start-shape="id11" draw:start-glue-point="6" draw:end-shape="id9" svg:d="M24261 10331l43 1210" svg:viewBox="0 0 44 1211">
          <text:p/>
        </draw:connector>
        <draw:connector draw:style-name="gr5" draw:text-style-name="P4" draw:layer="layout" draw:type="line" svg:x1="4.642cm" svg:y1="5.074cm" svg:x2="4.646cm" svg:y2="10.098cm" draw:start-shape="id4" draw:start-glue-point="6" draw:end-shape="id7" svg:d="M4642 5074l4 5024" svg:viewBox="0 0 5 5025">
          <text:p/>
        </draw:connector>
        <draw:connector draw:style-name="gr5" draw:text-style-name="P4" draw:layer="layout" draw:type="line" svg:x1="15.391cm" svg:y1="5.072cm" svg:x2="15.393cm" svg:y2="10.094cm" draw:start-shape="id5" draw:start-glue-point="6" draw:end-shape="id8" draw:end-glue-point="4" svg:d="M15391 5072l2 5022" svg:viewBox="0 0 3 5023">
          <text:p/>
        </draw:connector>
        <draw:connector draw:style-name="gr5" draw:text-style-name="P4" draw:layer="layout" draw:type="line" svg:x1="10.013cm" svg:y1="6.839cm" svg:x2="10.019cm" svg:y2="7.776cm" draw:start-shape="id12" draw:start-glue-point="6" draw:end-shape="id6" draw:end-glue-point="4" svg:d="M10013 6839l6 937" svg:viewBox="0 0 7 938">
          <text:p/>
        </draw:connector>
        <draw:custom-shape draw:style-name="gr6" draw:text-style-name="P6" draw:layer="layout" svg:width="8.255cm" svg:height="2.005cm" svg:x="19.669cm" svg:y="3.089cm">
          <text:p text:style-name="P6"><text:span text:style-name="T4">ViscoJapan Project </text:span></text:p>
          <text:p text:style-name="P6"><text:span text:style-name="T4">Flow Chart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3" xml:id="id3" draw:id="id3" draw:layer="layout" svg:width="3.724cm" svg:height="1.024cm" svg:x="7.944cm" svg:y="2.197cm">
              <text:p text:style-name="P3"><text:span text:style-name="T2">Earth model file</text:span></text:p>
  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  </draw:custom-shape>
            <draw:custom-shape draw:style-name="gr3" draw:text-style-name="P3" xml:id="id4" draw:id="id4" draw:layer="layout" svg:width="4.064cm" svg:height="1.778cm" svg:x="2.61cm" svg:y="3.296cm">
              <text:p text:style-name="P3"><text:span text:style-name="T2">STATIC1D </text:span></text:p>
              <text:p text:style-name="P3"><text:span text:style-name="T2">for earth model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3" xml:id="id5" draw:id="id5" draw:layer="layout" svg:width="4.064cm" svg:height="1.778cm" svg:x="13.359cm" svg:y="3.294cm">
              <text:p text:style-name="P3"><text:span text:style-name="T2">VISCO1D </text:span></text:p>
              <text:p text:style-name="P3"><text:span text:style-name="T2">for earth model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custom-shape draw:style-name="gr7" draw:text-style-name="P7" draw:layer="layout" svg:width="15.494cm" svg:height="3.81cm" svg:x="2.27cm" svg:y="1.67cm">
            <text:p text:style-name="P7"><text:span text:style-name="T5">Module: earthmodel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3" xml:id="id6" draw:id="id6" draw:layer="layout" svg:width="4.076cm" svg:height="0.932cm" svg:x="7.573cm" svg:y="7.776cm">
              <text:p text:style-name="P3"><text:span text:style-name="T2">Fault model files</text:span></text:p>
  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  </draw:custom-shape>
            <draw:custom-shape draw:style-name="gr3" draw:text-style-name="P3" xml:id="id12" draw:id="id12" draw:layer="layout" svg:width="4.318cm" svg:height="0.897cm" svg:x="7.854cm" svg:y="5.942cm">
              <text:p text:style-name="P4"><text:span text:style-name="T2">Fault model analysis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custom-shape draw:style-name="gr8" draw:text-style-name="P8" draw:layer="layout" svg:width="7.92cm" svg:height="3.646cm" svg:x="6.696cm" svg:y="5.671cm">
            <text:p text:style-name="P8"><text:span text:style-name="T6">Module: faultmodel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8" draw:layer="layout" svg:width="15.367cm" svg:height="6.096cm" svg:x="2.27cm" svg:y="9.636cm">
          <text:p text:style-name="P3"><text:span text:style-name="T6">Module: greensfunction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017cm" svg:height="1.445cm" svg:x="1.889cm" svg:y="17.764cm">
          <draw:text-box>
            <text:p text:style-name="P9"><text:span text:style-name="T7">Note:</text:span></text:p>
            <text:p text:style-name="P9"><text:span text:style-name="T7">Dashed red lines enclose modules that form the <text:s/>Greens function computation package.</text:span></text:p>
          </draw:text-box>
        </draw:frame>
        <draw:connector draw:style-name="gr5" draw:text-style-name="P4" draw:layer="layout" draw:type="line" svg:x1="10.019cm" svg:y1="15.478cm" svg:x2="17.504cm" svg:y2="18.064cm" draw:start-shape="id13" draw:start-glue-point="2" draw:end-shape="id10" draw:end-glue-point="4" svg:d="M10019 15478l7485 2586" svg:viewBox="0 0 7486 25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8T11:45:50.376948697</meta:creation-date>
    <dc:date>2014-05-28T13:06:07.259386734</dc:date>
    <meta:editing-duration>PT1H2M2S</meta:editing-duration>
    <meta:editing-cycles>8</meta:editing-cycles>
    <meta:generator>LibreOffice/4.2.3.3$Linux_X86_64 LibreOffice_project/420m0$Build-3</meta:generator>
    <meta:document-statistic meta:object-count="38"/>
  </office:meta>
</office:document-meta>
</file>